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4200000419930C532A.png" manifest:media-type="image/png"/>
  <manifest:file-entry manifest:full-path="Pictures/100000000000022500000212E0966B3C.png" manifest:media-type="image/png"/>
  <manifest:file-entry manifest:full-path="Pictures/10000000000005C0000002A592C842C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officeooo:paragraph-rsid="001ca463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Image2" text:anchor-type="paragraph" svg:x="-0.2398in" svg:y="2.5417in" svg:width="6.9252in" svg:height="3.1846in" draw:z-index="1"><draw:image xlink:href="Pictures/10000000000005C0000002A592C842CD.png" xlink:type="simple" xlink:show="embed" xlink:actuate="onLoad"/></draw:frame><draw:frame draw:style-name="fr2" draw:name="Image3" text:anchor-type="paragraph" svg:x="0.239in" svg:y="4.6917in" svg:width="5.7189in" svg:height="5.5209in" draw:z-index="2"><draw:image xlink:href="Pictures/100000000000022500000212E0966B3C.png" xlink:type="simple" xlink:show="embed" xlink:actuate="onLoad"/></draw:frame><draw:frame draw:style-name="fr1" draw:name="Image1" text:anchor-type="char" svg:x="0.1701in" svg:y="-0.7874in" svg:width="5.5626in" svg:height="3.1402in" draw:z-index="0"><draw:image xlink:href="Pictures/100000000000074200000419930C532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21:25:39</meta:creation-date>
    <meta:initial-creator>Shishir Dubey</meta:initial-creator>
    <dc:language>en-US</dc:language>
    <dc:creator>Shishir Dubey</dc:creator>
    <dc:date>2016-03-30T21:55:21.445661312</dc:date>
    <meta:editing-cycles>2</meta:editing-cycles>
    <meta:editing-duration>PT12M12S</meta:editing-duration>
    <meta:generator>LibreOffice/4.4.3.2$Linux_X86_64 LibreOffice_project/40m0$Build-2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